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style:font-name="Liberation Serif" fo:font-size="12pt" officeooo:paragraph-rsid="00026673" style:font-size-asian="12pt" style:font-size-complex="12pt"/>
    </style:style>
    <style:style style:name="P2" style:family="paragraph" style:parent-style-name="Standard">
      <style:text-properties fo:language="en" fo:country="US" officeooo:rsid="00255b4a" officeooo:paragraph-rsid="00014855"/>
    </style:style>
    <style:style style:name="P3" style:family="paragraph" style:parent-style-name="Standard">
      <style:text-properties fo:language="en" fo:country="US" officeooo:rsid="00207b6d" officeooo:paragraph-rsid="00014855"/>
    </style:style>
    <style:style style:name="P4" style:family="paragraph" style:parent-style-name="Standard">
      <style:text-properties fo:language="en" fo:country="US" officeooo:rsid="00273c5c" officeooo:paragraph-rsid="00014855"/>
    </style:style>
    <style:style style:name="P5" style:family="paragraph" style:parent-style-name="Standard">
      <style:text-properties fo:language="en" fo:country="US" officeooo:rsid="00289103" officeooo:paragraph-rsid="00014855"/>
    </style:style>
    <style:style style:name="P6" style:family="paragraph" style:parent-style-name="Standard">
      <style:text-properties fo:language="en" fo:country="US" officeooo:paragraph-rsid="00014855"/>
    </style:style>
    <style:style style:name="P7" style:family="paragraph" style:parent-style-name="Standard">
      <style:paragraph-properties>
        <style:tab-stops>
          <style:tab-stop style:position="3.2398in"/>
        </style:tab-stops>
      </style:paragraph-properties>
      <style:text-properties officeooo:paragraph-rsid="00014855"/>
    </style:style>
    <style:style style:name="P8" style:family="paragraph" style:parent-style-name="Standard">
      <style:text-properties officeooo:paragraph-rsid="00014855"/>
    </style:style>
    <style:style style:name="P9" style:family="paragraph" style:parent-style-name="Standard">
      <style:text-properties officeooo:paragraph-rsid="00026673"/>
    </style:style>
    <style:style style:name="T1" style:family="text">
      <style:text-properties fo:language="en" fo:country="US" officeooo:rsid="00255b4a"/>
    </style:style>
    <style:style style:name="T2" style:family="text">
      <style:text-properties fo:language="en" fo:country="US" officeooo:rsid="0026775f"/>
    </style:style>
    <style:style style:name="T3" style:family="text">
      <style:text-properties fo:language="en" fo:country="US" officeooo:rsid="0023b667"/>
    </style:style>
    <style:style style:name="T4" style:family="text">
      <style:text-properties fo:language="en" fo:country="US" officeooo:rsid="00247c8b"/>
    </style:style>
    <style:style style:name="T5" style:family="text">
      <style:text-properties fo:language="en" fo:country="US" officeooo:rsid="00235899"/>
    </style:style>
    <style:style style:name="T6" style:family="text">
      <style:text-properties fo:language="en" fo:country="US" officeooo:rsid="00026673"/>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26775f"/>
    </style:style>
    <style:style style:name="T9" style:family="text">
      <style:text-properties fo:font-variant="normal" fo:text-transform="none" fo:letter-spacing="normal" fo:font-style="normal" fo:font-weight="normal" officeooo:rsid="0026fb9a"/>
    </style:style>
    <style:style style:name="T10" style:family="text">
      <style:text-properties fo:font-variant="normal" fo:text-transform="none" fo:letter-spacing="normal" fo:font-style="normal" fo:font-weight="normal" officeooo:rsid="00026673"/>
    </style:style>
    <style:style style:name="T11" style:family="text">
      <style:text-properties fo:font-variant="normal" fo:text-transform="none" fo:letter-spacing="normal" fo:language="en" fo:country="US" fo:font-style="normal" fo:font-weight="normal" officeooo:rsid="00255b4a"/>
    </style:style>
    <style:style style:name="T12" style:family="text">
      <style:text-properties officeooo:rsid="0015da18"/>
    </style:style>
    <style:style style:name="T13" style:family="text">
      <style:text-properties officeooo:rsid="00207b6d"/>
    </style:style>
    <style:style style:name="T14" style:family="text">
      <style:text-properties officeooo:rsid="00221e93"/>
    </style:style>
    <style:style style:name="T15" style:family="text">
      <style:text-properties officeooo:rsid="002f4ade"/>
    </style:style>
    <style:style style:name="T16" style:family="text">
      <style:text-properties officeooo:rsid="000266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ubject : Recommendation letter for Dr. Brugnoli </text:p>
      <text:p text:style-name="P2"/>
      <text:p text:style-name="P2"><text:span text:style-name="T12">To</text:span> the attention of the <text:span text:style-name="T13">recruiting committee of ISAE-SUPAERO </text:span><text:span text:style-name="T16">for the vacancy</text:span></text:p>
      <text:p text:style-name="P2">“Assistant Professor in sustainable aerostructures computational design”</text:p>
      <text:p text:style-name="P6"/>
      <text:p text:style-name="P6">Ladies, gentlemen</text:p>
      <text:p text:style-name="P6"/>
      <text:p text:style-name="P6"/>
      <text:p text:style-name="P3">I am full professor at the University Twente, where I lead the Robotics and Mec<text:span text:style-name="T14">h</text:span>atronics group. </text:p>
      <text:p text:style-name="P9"><text:span text:style-name="T3">My carrier has been centred around innovative methods for the modelling, analysis and control of physical and especially robotic systems. In 2018 I was awarded with an ERC advanced</text:span></text:p>
      <text:p text:style-name="P9"><text:span text:style-name="T3">grant for the Portwings project (</text:span><text:a xlink:type="simple" xlink:href="http://www.portwings.eu/" text:style-name="Internet_20_link" text:visited-style-name="Visited_20_Internet_20_Link">www.portwings.eu</text:a><text:span text:style-name="T3">) and in 2022 with an ERC Proof of Concept related to this project. This project has the objective to gain new insights on the physical mechanisms underlying birds flight, with the aim of perfecting a bio-mimetic robotic bird.</text:span></text:p>
      <text:p text:style-name="P4"/>
      <text:p text:style-name="P4"/>
      <text:p text:style-name="P8"><text:span text:style-name="T4">Dr. Andrea Brugnoli was hired in the Portwings team in November 2020. His expertise in the field of numerical discretisation of physics-based interconnected models made him a perfect candidate for the activities related to the numerical challenges of the project. His work has already lead to a first major paper on the structure-preserving discretisation of open systems of conservation laws, now under revision.</text:span></text:p>
      <text:p text:style-name="P5"/>
      <text:p text:style-name="P5"/>
      <text:p text:style-name="P7"><text:span text:style-name="T5">The professional and academic career of Andrea is remarkable. He holds a double degree in aerospace engineering from ISAE-SUPAERO and Politecnico di Milano, a research master in automatic control from Université Paris-Saclay and a PHD degree in automatic control from ISAE-SUPAERO. Throughout his studies and experiences, he has been living in three different foreign countries (France, Brazil and The Netherlands). This indubitably shows its openness towards new challenges and its ability in adapting to new environments.</text:span></text:p>
      <text:p text:style-name="P6"/>
      <text:p text:style-name="P6"/>
      <text:p text:style-name="P6">During this year, Andrea has demonstrated to be an extremely talented and open-minded scientist, with a deep knowledge in his area of expertise, and capable of facing new scientific problems with enthusiasm and scientific rigor. I was particularly impressed by how rapidly Andrea was able to master the non trivial mathematical tools underlying the Portwings project. It is clear to me that</text:p>
      <text:p text:style-name="P6">he has a natural inclination for mathematics and its application to <text:span text:style-name="T15">mechanical</text:span> engineering problems. Moreover, he has always shown a genuinely positive attitude, making our collaboration very pleasant <text:span text:style-name="T15">and productive </text:span>from the start.</text:p>
      <text:p text:style-name="P6"/>
      <text:p text:style-name="P6"/>
      <text:p text:style-name="P1"><text:span text:style-name="T1">For all these reasons, I consider Andrea to be a perfect candidate </text:span><text:span text:style-name="T2">for the vacancy of</text:span><text:span text:style-name="T1"> assistant professor in sustainable aerostructures computational design </text:span><text:span text:style-name="T6">at</text:span><text:span text:style-name="T1"> the</text:span><text:span text:style-name="T11"> Department of Mechanics, Structures and Materials </text:span><text:span text:style-name="T8">at ISAE-SUPAERO. I am confident he will be able to develop cutting-edge research in the field of </text:span><text:span text:style-name="T9">numerical</text:span><text:span text:style-name="T8"> modeling for </text:span><text:span text:style-name="T10">mechanical</text:span><text:span text:style-name="T8"> system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21T14:01:07.481722111</meta:creation-date>
    <dc:date>2022-03-21T14:15:52.498210021</dc:date>
    <meta:editing-duration>PT14M47S</meta:editing-duration>
    <meta:editing-cycles>2</meta:editing-cycles>
    <meta:generator>LibreOffice/7.3.1.3$Linux_X86_64 LibreOffice_project/30$Build-3</meta:generator>
    <meta:document-statistic meta:table-count="0" meta:image-count="0" meta:object-count="0" meta:page-count="1" meta:paragraph-count="12" meta:word-count="404" meta:character-count="2675" meta:non-whitespace-character-count="2281"/>
  </office:meta>
</office:document-meta>
</file>